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16cm" fo:min-width="1.24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0.432cm"/>
    </style:style>
    <style:style style:name="gr5" style:family="graphic" style:parent-style-name="objectwithoutfill">
      <style:graphic-properties svg:stroke-width="0.102cm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267cm" fo:min-width="0.351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008cm" fo:min-width="0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5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159cm" svg:height="1.778cm" svg:x="4.731cm" svg:y="1.431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" draw:text-style-name="P1" draw:layer="layout" svg:x1="3.325cm" svg:y1="1.961cm" svg:x2="4.722cm" svg:y2="1.961cm">
            <text:p/>
          </draw:line>
          <draw:line draw:style-name="gr2" draw:text-style-name="P1" draw:layer="layout" svg:x1="3.326cm" svg:y1="2.661cm" svg:x2="4.723cm" svg:y2="2.661cm">
            <text:p/>
          </draw:line>
          <draw:line draw:style-name="gr2" draw:text-style-name="P1" draw:layer="layout" svg:x1="6.927cm" svg:y1="2.361cm" svg:x2="8.324cm" svg:y2="2.361cm">
            <text:p/>
          </draw:line>
        </draw:g>
        <draw:frame draw:style-name="gr3" draw:text-style-name="P2" draw:layer="layout" svg:width="0.965cm" svg:height="1.673cm" svg:x="2.525cm" svg:y="1.486cm">
          <draw:text-box>
            <text:p>A</text:p>
            <text:p>B</text:p>
          </draw:text-box>
        </draw:frame>
        <draw:frame draw:style-name="gr4" draw:text-style-name="P2" draw:layer="layout" svg:width="1.862cm" svg:height="0.962cm" svg:x="8.421cm" svg:y="1.948cm">
          <draw:text-box>
            <text:p>OUT</text:p>
          </draw:text-box>
        </draw:frame>
        <draw:frame draw:style-name="gr3" draw:text-style-name="P2" draw:layer="layout" svg:width="0.965cm" svg:height="1.673cm" svg:x="2.525cm" svg:y="4.787cm">
          <draw:text-box>
            <text:p>A</text:p>
            <text:p>B</text:p>
          </draw:text-box>
        </draw:frame>
        <draw:frame draw:style-name="gr4" draw:text-style-name="P2" draw:layer="layout" svg:width="1.862cm" svg:height="0.962cm" svg:x="8.421cm" svg:y="5.249cm">
          <draw:text-box>
            <text:p>OUT</text:p>
          </draw:text-box>
        </draw:frame>
        <draw:g>
          <draw:path draw:style-name="gr5" draw:text-style-name="P1" draw:layer="layout" svg:width="3.082cm" svg:height="0.979cm" draw:transform="skewX (0.749444380806365) translate (4.46944049483586cm 4.74074878387199cm)" svg:viewBox="0 0 3083 980" svg:d="M0 0c1973 0 3083 980 3083 980">
            <text:p/>
          </draw:path>
          <draw:path draw:style-name="gr5" draw:text-style-name="P1" draw:layer="layout" svg:width="1.196cm" svg:height="1.148cm" draw:transform="skewX (-0.330390827402526) rotate (-0.903033354981867) translate (4.45501295473818cm 4.73297990588419cm)" svg:viewBox="0 0 1197 1149" svg:d="M0 0c1308-6 1194 1149 1194 1149">
            <text:p/>
          </draw:path>
          <draw:path draw:style-name="gr5" draw:text-style-name="P1" draw:layer="layout" svg:width="3.083cm" svg:height="0.979cm" draw:transform="skewX (-0.749967979581963) rotate (3.14159265358979) translate (7.55425168556487cm 6.62890198037069cm)" svg:viewBox="0 0 3084 980" svg:d="M3084 0c-1974 0-3084 980-3084 980">
            <text:p/>
          </draw:path>
          <draw:line draw:style-name="gr5" draw:text-style-name="P1" draw:layer="layout" svg:x1="3.387cm" svg:y1="5.269cm" svg:x2="4.784cm" svg:y2="5.269cm">
            <text:p/>
          </draw:line>
          <draw:line draw:style-name="gr5" draw:text-style-name="P1" draw:layer="layout" svg:x1="3.388cm" svg:y1="6.069cm" svg:x2="4.785cm" svg:y2="6.069cm">
            <text:p/>
          </draw:line>
          <draw:line draw:style-name="gr5" draw:text-style-name="P1" draw:layer="layout" svg:x1="6.589cm" svg:y1="5.769cm" svg:x2="8.475cm" svg:y2="5.741cm">
            <text:p/>
          </draw:line>
        </draw:g>
        <draw:g>
          <draw:custom-shape draw:style-name="gr6" draw:text-style-name="P1" draw:layer="layout" svg:width="1.905cm" svg:height="1.855cm" draw:transform="rotate (-1.5707963267949) translate (6.994cm 8.36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6.968cm" svg:y1="9.306cm" svg:x2="8.365cm" svg:y2="9.306cm">
            <text:p/>
          </draw:line>
          <draw:line draw:style-name="gr2" draw:text-style-name="P1" draw:layer="layout" svg:x1="3.717cm" svg:y1="9.306cm" svg:x2="5.114cm" svg:y2="9.306cm">
            <text:p/>
          </draw:line>
          <draw:custom-shape draw:style-name="gr7" draw:text-style-name="P3" draw:layer="layout" svg:width="0.508cm" svg:height="0.508cm" svg:x="6.942cm" svg:y="9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1.862cm" svg:height="0.962cm" svg:x="8.421cm" svg:y="8.849cm">
          <draw:text-box>
            <text:p>OUT</text:p>
          </draw:text-box>
        </draw:frame>
        <draw:frame draw:style-name="gr8" draw:text-style-name="P2" draw:layer="layout" svg:width="0.965cm" svg:height="0.962cm" svg:x="2.826cm" svg:y="8.788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3:14:51.116633532</meta:creation-date>
    <dc:date>2020-02-04T13:17:57.681624183</dc:date>
    <meta:editing-duration>PT3M6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